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8461" officeooo:paragraph-rsid="0013846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38461" officeooo:paragraph-rsid="00138461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efaf" officeooo:paragraph-rsid="0014efaf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38461" officeooo:paragraph-rsid="00138461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38461" officeooo:paragraph-rsid="00138461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4efaf" officeooo:paragraph-rsid="0014efaf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6b660" officeooo:paragraph-rsid="0016b660" style:font-weight-asian="normal" style:font-weight-complex="normal"/>
    </style:style>
    <style:style style:name="P8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138461" officeooo:paragraph-rsid="00138461" style:font-weight-asian="bold" style:font-weight-complex="bold"/>
    </style:style>
    <style:style style:name="P9" style:family="paragraph" style:parent-style-name="Standard">
      <style:text-properties officeooo:rsid="0014efaf" officeooo:paragraph-rsid="0014efaf"/>
    </style:style>
    <style:style style:name="P10" style:family="paragraph" style:parent-style-name="Standard">
      <style:text-properties officeooo:rsid="0016b660" officeooo:paragraph-rsid="0016b66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ema 1</text:p>
      <text:p text:style-name="P1"/>
      <text:p text:style-name="P2">Interacción ordenador-persona</text:p>
      <text:p text:style-name="P2"/>
      <text:p text:style-name="P5">Lo primero que debemos saber a la hora de diseñar una interfaz web es que consiste la interacción persona-ordenador. Se trata de la disciplina que estudia el intercambio de información entre las personas y los ordenadores, que se incremente la satisfacción del usuario de un sitio web y su experiencia de uso para que desee volver a el.</text:p>
      <text:p text:style-name="P5"/>
      <text:p text:style-name="P5">- <text:span text:style-name="T1">Conocer al usuario.</text:span></text:p>
      <text:p text:style-name="P5"><text:span text:style-name="T1"/></text:p>
      <text:p text:style-name="P5">- <text:span text:style-name="T1">Minimizar la memorización: sustituyendo la entrada de datos por la selección de ítems.</text:span></text:p>
      <text:p text:style-name="P5"/>
      <text:p text:style-name="P5">- <text:span text:style-name="T1">Optimizar las operaciones mediante la rápida ejecución de operaciones comunes.</text:span></text:p>
      <text:p text:style-name="P5"/>
      <text:p text:style-name="P5">- <text:span text:style-name="T1">Facilitar buenos mensajes de error y crear diseños que eviten lo mas comunes.</text:span></text:p>
      <text:p text:style-name="P5"><text:span text:style-name="T1"/></text:p>
      <text:p text:style-name="P4"><text:span text:style-name="T1">Percepción visual</text:span></text:p>
      <text:p text:style-name="P4"><text:span text:style-name="T1"/></text:p>
      <text:p text:style-name="P5">Una de las características principales de un sitio web es la percepción visual del mismo: el diseño, uno de los aspectos que mas va a influir en la experiencia de uso del sitio.</text:p>
      <text:p text:style-name="P5"/>
      <text:p text:style-name="P2">Maquetación web</text:p>
      <text:p text:style-name="P2"/>
      <text:p text:style-name="P5">Nos referimos al diseño previo a la implementación, que siempre se tiene que llevar a cabo antes de proceder a la programación del sitio web.</text:p>
      <text:p text:style-name="P5"/>
      <text:p text:style-name="P2">Elementos de una pagina web</text:p>
      <text:p text:style-name="P2"><text:span text:style-name="T3"/></text:p>
      <text:p text:style-name="P2"><text:span text:style-name="T3">Algunos elementos comunes que encontramos en toda pagina web. Si no queremos poner un pide de pagina.</text:span></text:p>
      <text:p text:style-name="P2"><text:span text:style-name="T3"/></text:p>
      <text:p text:style-name="P2"><text:span text:style-name="T3">- </text:span><text:span text:style-name="T2">Cabecera:</text:span><text:span text:style-name="T3"> objetivo de este es la identificación del sitio web.</text:span></text:p>
      <text:p text:style-name="P2"><text:span text:style-name="T3"/></text:p>
      <text:p text:style-name="P2"><text:span text:style-name="T3">- </text:span><text:span text:style-name="T2">Sistema de navegación:</text:span><text:span text:style-name="T3"> Este muestra el nombre de todas las paginas que componen el sitio web.</text:span></text:p>
      <text:p text:style-name="P2"><text:span text:style-name="T3"/></text:p>
      <text:p text:style-name="P2"><text:span text:style-name="T3">- </text:span><text:span text:style-name="T2">Pie de pagina</text:span><text:span text:style-name="T3">: Zona inferior de las paginas web.</text:span></text:p>
      <text:p text:style-name="P2"><text:span text:style-name="T3"/></text:p>
      <text:p text:style-name="P2"><text:span text:style-name="T3">- </text:span><text:span text:style-name="T2">Cuerpo</text:span><text:span text:style-name="T3">: Parte central de la pagina web donde aparece la información principal que queremos ofrecer al usuario.</text:span></text:p>
      <text:p text:style-name="P5"/>
      <text:p text:style-name="P2">Mapa de navegación</text:p>
      <text:p text:style-name="P2"/>
      <text:p text:style-name="P6">Los sitios web suelen presentar una estructura compleja de paginas y secciones.</text:p>
      <text:p text:style-name="P6"/>
      <text:p text:style-name="P6">Durante el proceso de maquetación es aconsejable crear un esquema en el que se muestren todas las secciones y la relación que existe entre cada una de ellas.</text:p>
      <text:p text:style-name="P6"/>
      <text:p text:style-name="P6">Los mapas de navegación proporcionan una representacional esquemática de la estructura del sitio web, mostrando sus secciones, pagina y las relaciones entre ellas.</text:p>
      <text:p text:style-name="P6"/>
      <text:p text:style-name="P6"/>
      <text:p text:style-name="P6"><text:soft-page-break/>Los tres grandes enunciados que debemos plantearnos para comenzar la maquetación son:</text:p>
      <text:p text:style-name="P6"/>
      <text:p text:style-name="P6">- Conocer los elementos que va haber en el sitio web.</text:p>
      <text:p text:style-name="P6"/>
      <text:p text:style-name="P6">- Planificar el numero de paginas que va a contener.</text:p>
      <text:p text:style-name="P6"/>
      <text:p text:style-name="P6">- Distribuir los elementos en cada una de sus paginas.</text:p>
      <text:p text:style-name="P5"/>
      <text:p text:style-name="P3">Diseño grafico</text:p>
      <text:p text:style-name="P3"/>
      <text:p text:style-name="P6">Consiste en programar, proyectar y realizar comunicaciones visuales de aplicaciones, pagina o sitios web.</text:p>
      <text:p text:style-name="P6"/>
      <text:p text:style-name="P6">Tres grandes funciones:</text:p>
      <text:p text:style-name="P6"/>
      <text:p text:style-name="P6">- Función estética</text:p>
      <text:p text:style-name="P6"/>
      <text:p text:style-name="P6">- Función publicitario</text:p>
      <text:p text:style-name="P6"/>
      <text:p text:style-name="P6">- Función comunicativa</text:p>
      <text:p text:style-name="P1"/>
      <text:p text:style-name="P9">Una interfaz web es un conjunto de elementos gráficos donde el diseño de su distribucion permite una mejor presentación del sitio web y una navegación mas eficiente. </text:p>
      <text:p text:style-name="P9"/>
      <text:p text:style-name="P3">Elementos conceptuales</text:p>
      <text:p text:style-name="P3"/>
      <text:p text:style-name="P6">Son aquellos que no son visibles.</text:p>
      <text:p text:style-name="P6"/>
      <text:p text:style-name="P6">1.<text:span text:style-name="T1"> El punto</text:span>:</text:p>
      <text:p text:style-name="P6"/>
      <text:p text:style-name="P6">- Indica posición.</text:p>
      <text:p text:style-name="P6"/>
      <text:p text:style-name="P6">- No ocupa zona en el espacio.</text:p>
      <text:p text:style-name="P6"/>
      <text:p text:style-name="P6">- Principio y fin de una linea y el punto por donde se cruzan dos lineas.</text:p>
      <text:p text:style-name="P6"/>
      <text:p text:style-name="P6">- El recorrido de un punto se convierte en una linea.</text:p>
      <text:p text:style-name="P6"/>
      <text:p text:style-name="P6">2. <text:span text:style-name="T1">La linea</text:span>:</text:p>
      <text:p text:style-name="P6"/>
      <text:p text:style-name="P6">- Tiene largo, pero no ancho. Esta limitada por puntos.</text:p>
      <text:p text:style-name="P6"/>
      <text:p text:style-name="P6">- Forma los bordes de un plano.</text:p>
      <text:p text:style-name="P6"/>
      <text:p text:style-name="P6">- El recorrido de una linea en movimiento se conviene en un plan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3. <text:span text:style-name="T1">El plano</text:span>:</text:p>
      <text:p text:style-name="P7"/>
      <text:p text:style-name="P7">- Tiene largo y ancho. No tiene grosor. Tiene posición y dirección.</text:p>
      <text:p text:style-name="P7"/>
      <text:p text:style-name="P7">- Esta delimitado por lineas.</text:p>
      <text:p text:style-name="P7"/>
      <text:p text:style-name="P7">- Define los limites externos de un volumen.</text:p>
      <text:p text:style-name="P9"/>
      <text:p text:style-name="P10">4. <text:span text:style-name="T1">El volumen</text:span>:</text:p>
      <text:p text:style-name="P10"/>
      <text:p text:style-name="P10">- Tiene una posición en el espacio.</text:p>
      <text:p text:style-name="P10"/>
      <text:p text:style-name="P10">- Esta limitado por planos.</text:p>
      <text:p text:style-name="P10"/>
      <text:p text:style-name="P10">- En un diseño bidimensional, el volumen es ilusorio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09:15:01.881000000</meta:creation-date>
    <dc:date>2023-09-25T09:52:03.162000000</dc:date>
    <meta:editing-duration>PT37M1S</meta:editing-duration>
    <meta:editing-cycles>3</meta:editing-cycles>
    <meta:generator>LibreOffice/7.6.1.2$Windows_X86_64 LibreOffice_project/f5defcebd022c5bc36bbb79be232cb6926d8f674</meta:generator>
    <meta:document-statistic meta:table-count="0" meta:image-count="0" meta:object-count="0" meta:page-count="3" meta:paragraph-count="51" meta:word-count="542" meta:character-count="3155" meta:non-whitespace-character-count="2663"/>
  </office:meta>
</office:document-meta>
</file>